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86cm"/>
    </style:style>
    <style:style style:name="gr8" style:family="graphic" style:parent-style-name="Objet_20_sans_20_remplissage_20_et_20_sans_20_ligne">
      <style:graphic-properties draw:textarea-vertical-align="middle" draw:ole-draw-aspect="1" style:protect="siz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6cm" svg:height="1.4cm" svg:x="9.2cm" svg:y="1.9cm">
          <text:p text:style-name="P1"><text:span text:style-name="T1">Acces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998cm" svg:height="1.843cm" svg:x="-0.198cm" svg:y="1.857cm">
          <draw:text-box>
            <text:p text:style-name="P3"><text:span text:style-name="T1">Module A</text:span></text:p>
            <text:p text:style-name="P3"><text:span text:style-name="T1">(synchronizer)</text:span></text:p>
          </draw:text-box>
        </draw:frame>
        <draw:custom-shape draw:style-name="gr1" draw:text-style-name="P2" draw:layer="layout" svg:width="4.6cm" svg:height="1.4cm" svg:x="13.8cm" svg:y="1.9cm">
          <text:p text:style-name="P1"><text:span text:style-name="T1">Transmis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4cm" svg:x="15.8cm" svg:y="4.935cm">
          <text:p text:style-name="P1"><text:span text:style-name="T1">Rece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4cm" svg:x="20.4cm" svg:y="4.95cm">
          <text:p text:style-name="P1"><text:span text:style-name="T1">Receiv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8cm" svg:y1="1.9cm" svg:x2="13.8cm" svg:y2="4cm">
          <text:p/>
        </draw:line>
        <draw:line draw:style-name="gr4" draw:text-style-name="P2" draw:layer="layout" svg:x1="13.8cm" svg:y1="3.3cm" svg:x2="15.9cm" svg:y2="5cm">
          <text:p/>
        </draw:line>
        <draw:line draw:style-name="gr4" draw:text-style-name="P2" draw:layer="layout" svg:x1="18.4cm" svg:y1="3.3cm" svg:x2="20.5cm" svg:y2="5cm">
          <text:p/>
        </draw:line>
        <draw:line draw:style-name="gr5" draw:text-style-name="P2" draw:layer="layout" svg:x1="4.6cm" svg:y1="1.3cm" svg:x2="25.3cm" svg:y2="1.3cm">
          <text:p/>
        </draw:line>
        <draw:line draw:style-name="gr3" draw:text-style-name="P2" draw:layer="layout" svg:x1="13.8cm" svg:y1="1.15cm" svg:x2="13.8cm" svg:y2="1.45cm">
          <text:p/>
        </draw:line>
        <draw:line draw:style-name="gr3" draw:text-style-name="P2" draw:layer="layout" svg:x1="20.4cm" svg:y1="1.15cm" svg:x2="20.4cm" svg:y2="1.45cm">
          <text:p/>
        </draw:line>
        <draw:frame draw:style-name="gr6" draw:text-style-name="P5" draw:layer="layout" svg:width="4.316cm" svg:height="1.047cm" svg:x="10.801cm" svg:y="3.869cm">
          <draw:text-box>
            <text:p><text:span text:style-name="T1">Propagation</text:span></text:p>
          </draw:text-box>
        </draw:frame>
        <draw:custom-shape draw:style-name="gr1" draw:text-style-name="P2" draw:layer="layout" svg:width="4.6cm" svg:height="1.4cm" svg:x="4.6cm" svg:y="1.9cm">
          <text:p text:style-name="P1"><text:span text:style-name="T1">Send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043cm" svg:height="1.047cm" svg:x="22.886cm" svg:y="1.438cm">
          <draw:text-box>
            <text:p><text:span text:style-name="T1">Time</text:span></text:p>
          </draw:text-box>
        </draw:frame>
        <draw:frame draw:style-name="gr2" draw:text-style-name="P4" draw:layer="layout" svg:width="5.154cm" svg:height="1.843cm" svg:x="-0.154cm" svg:y="4.457cm">
          <draw:text-box>
            <text:p text:style-name="P3"><text:span text:style-name="T1">Module B</text:span></text:p>
            <text:p text:style-name="P3"><text:span text:style-name="T1">(synchronized)</text:span></text:p>
          </draw:text-box>
        </draw:frame>
        <draw:frame draw:style-name="gr8" draw:text-style-name="P6" draw:layer="layout" svg:width="1.04cm" svg:height="1.189cm" svg:x="13.46cm" svg:y="-0.07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6" draw:layer="layout" svg:width="1.04cm" svg:height="1.188cm" svg:x="20.05cm" svg:y="-0.07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9" draw:text-style-name="P1" draw:layer="layout" svg:x1="26.3cm" svg:y1="0.4cm" svg:x2="26.3cm" svg:y2="6.3cm">
          <text:p/>
        </draw:line>
        <draw:custom-shape draw:style-name="gr1" draw:text-style-name="P6" draw:layer="layout" svg:width="2.1cm" svg:height="1.4cm" svg:x="27.7cm" svg:y="1.4cm">
          <text:p text:style-name="P6"><text:span text:style-name="T2">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2cm" svg:height="1.4cm" svg:x="29.8cm" svg:y="1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6cm" svg:height="1.4cm" svg:x="34cm" svg:y="1.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223cm" svg:height="1.189cm" svg:x="30.777cm" svg:y="1.50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6" draw:layer="layout" svg:width="2.433cm" svg:height="1.189cm" svg:x="35.167cm" svg:y="1.50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6" draw:layer="layout" svg:width="7.597cm" svg:height="1.189cm" svg:x="30cm" svg:y="3.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0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16:42:50.073871018</meta:creation-date>
    <dc:date>2016-02-08T10:49:59.600985108</dc:date>
    <meta:editing-duration>PT4H41M42S</meta:editing-duration>
    <meta:editing-cycles>34</meta:editing-cycles>
    <meta:generator>LibreOffice/4.2.8.2$Linux_X86_64 LibreOffice_project/420m0$Build-2</meta:generator>
    <meta:document-statistic meta:object-count="24"/>
  </office:meta>
</office:document-meta>
</file>

<file path=Object 1/content.xml><?xml version="1.0" encoding="utf-8"?>
<math xmlns="http://www.w3.org/1998/Math/MathML" display="block">
  <semantics>
    <msubsup>
      <mi mathvariant="normal">t</mi>
      <mi mathvariant="normal">s</mi>
      <mi mathvariant="normal">m</mi>
    </msubsup>
    <annotation encoding="StarMath 5.0">t^m_{s}</annotation>
  </semantics>
</math>
</file>

<file path=Object 2/content.xml><?xml version="1.0" encoding="utf-8"?>
<math xmlns="http://www.w3.org/1998/Math/MathML" display="block">
  <semantics>
    <msubsup>
      <mi mathvariant="normal">t</mi>
      <mi mathvariant="normal">r</mi>
      <mi mathvariant="normal">m</mi>
    </msubsup>
    <annotation encoding="StarMath 5.0">t^m_{r}</annotation>
  </semantics>
</math>
</file>

<file path=Object 3/content.xml><?xml version="1.0" encoding="utf-8"?>
<math xmlns="http://www.w3.org/1998/Math/MathML" display="block">
  <semantics>
    <mrow>
      <mover accent="true">
        <mi mathvariant="normal">G</mi>
        <mo stretchy="false">~</mo>
      </mover>
      <mrow>
        <mo fence="true" stretchy="false">(</mo>
        <mrow>
          <msubsup>
            <mi mathvariant="normal">t</mi>
            <mi mathvariant="normal">s</mi>
            <mi mathvariant="normal">m</mi>
          </msubsup>
        </mrow>
        <mo fence="true" stretchy="false">)</mo>
      </mrow>
    </mrow>
    <annotation encoding="StarMath 5.0">tilde G (t^m_{s})</annotation>
  </semantics>
</math>
</file>

<file path=Object 4/content.xml><?xml version="1.0" encoding="utf-8"?>
<math xmlns="http://www.w3.org/1998/Math/MathML" display="block">
  <semantics>
    <mrow>
      <mover accent="true">
        <mi mathvariant="normal">G</mi>
        <mo stretchy="false">~</mo>
      </mover>
      <mrow>
        <mrow>
          <mo fence="true" stretchy="false">(</mo>
          <mrow>
            <msubsup>
              <mi mathvariant="normal">t</mi>
              <mi mathvariant="normal">r</mi>
              <mi mathvariant="normal">m</mi>
            </msubsup>
          </mrow>
          <mo fence="true" stretchy="false">)</mo>
        </mrow>
        <mo stretchy="false">=</mo>
        <mover accent="true">
          <mi mathvariant="normal">G</mi>
          <mo stretchy="false">~</mo>
        </mover>
      </mrow>
      <mrow>
        <mrow>
          <mo fence="true" stretchy="false">(</mo>
          <mrow>
            <msubsup>
              <mi mathvariant="normal">t</mi>
              <mi mathvariant="normal">s</mi>
              <mi mathvariant="normal">m</mi>
            </msubsup>
          </mrow>
          <mo fence="true" stretchy="false">)</mo>
        </mrow>
        <mo stretchy="false">+</mo>
        <msubsup>
          <mi mathvariant="normal">T</mi>
          <mi>transfer</mi>
          <mi mathvariant="normal">m</mi>
        </msubsup>
      </mrow>
    </mrow>
    <annotation encoding="StarMath 5.0">tilde G (t^m_{r}) = tilde G (t^m_{s}) + T^m_{transfer} </annotation>
  </semantics>
</math>
</file>

<file path=Object 5/content.xml><?xml version="1.0" encoding="utf-8"?>
<math xmlns="http://www.w3.org/1998/Math/MathML" display="block">
  <semantics>
    <mrow>
      <msup>
        <mi mathvariant="normal">L</mi>
        <mi mathvariant="normal">B</mi>
      </msup>
      <mrow>
        <mo fence="true" stretchy="false">(</mo>
        <mrow>
          <msubsup>
            <mi mathvariant="normal">t</mi>
            <mi mathvariant="normal">r</mi>
            <mi mathvariant="normal">m</mi>
          </msubsup>
        </mrow>
        <mo fence="true" stretchy="false">)</mo>
      </mrow>
    </mrow>
    <annotation encoding="StarMath 5.0">L^B(t^m_{r})</annotation>
  </semantics>
</math>
</file>